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New Roman" svg:font-family="'Times New Roman'" style:font-family-generic="roman"/>
    <style:font-face style:name="Droid Sans Devanagari1" svg:font-family="'Droid Sans Devanagari'"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Text_20_body">
      <style:paragraph-properties fo:line-height="115%"/>
    </style:style>
    <style:style style:name="P3" style:family="paragraph" style:parent-style-name="List_20_Paragraph" style:list-style-name="WWNum1">
      <style:paragraph-properties fo:margin-left="0cm" fo:margin-right="0cm" fo:line-height="115%" fo:text-align="justify" style:justify-single-word="false" fo:text-indent="1.251cm" style:auto-text-indent="false">
        <style:tab-stops>
          <style:tab-stop style:position="1.752cm"/>
        </style:tab-stops>
      </style:paragraph-properties>
      <style:text-properties fo:font-weight="bold" officeooo:paragraph-rsid="0013d741"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T1" style:family="text">
      <style:text-properties fo:font-style="italic"/>
    </style:style>
    <style:style style:name="T2" style:family="text">
      <style:text-properties style:text-position="33% 80%"/>
    </style:style>
    <style:style style:name="T3" style:family="text">
      <style:text-properties style:text-position="-33% 80%" fo:font-style="italic"/>
    </style:style>
    <style:style style:name="T4" style:family="text">
      <style:text-properties style:font-size-complex="14pt"/>
    </style:style>
    <style:style style:name="T5" style:family="text">
      <style:text-properties style:font-size-complex="14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4628746" text:style-name="WWNum1">
        <text:list-item>
          <text:list>
            <text:list-header>
              <text:p text:style-name="P3"><text:span text:style-name="T4">Сущность экономического роста. Факторы и типы экономического роста. </text:span></text:p>
            </text:list-header>
          </text:list>
        </text:list-item>
      </text:list>
      <text:p text:style-name="Text_20_body">Экономический рост является важнейшей проблемой экономической жизни общества. Он отражает изменения как материально- вещественной, так и социальной стороны его благосостояния; соединяет производство, накопление и потребление; свидетельствует о затратах труда, его производительности, росте благосостояния отдельных индивидуумов и увеличении национального богатства; является условием и следствием научно-технического прогресса.</text:p>
      <text:p text:style-name="Text_20_body"><text:span text:style-name="T1">Экономический рост</text:span> – это увеличение объемов созданных за определенный период времени товаров и услуг (увеличение потенциального и реального ВВП), возрастание экономического потенциала страны.</text:p>
      <text:p text:style-name="Text_20_body">Экономический рост впервые зафиксирован в Великобритании во второй половине XVIII в. в результате промышленной революции.</text:p>
      <text:p text:style-name="Text_20_body">В современных условиях экономический рост приобретает инновационный характер. Интенсификация и наукоемкость производства изменяют факторы и структуру производства, воздействуют на социальную сферу и экологическую обстановку, повышают интеллектуализацию труда и значение активизации человека в процессе производства.</text:p>
      <text:p text:style-name="Text_20_body">Структурная перестройка экономики развитых стран второй половины XX в. и начала XXI в. привела к снижению доли сельского хозяйства и увеличению доли сферы услуг в национальной экономической системе. Внутри каждой крупной сферы общественного производства также произошли изменения. В частности, в обрабатывающей промышленности первые позиции стали занимать машиностроительная и химическая промышленность, появились новые наукоемкие отрасли: биотехнология, генная инженерия, в сфере услуг произошло повышение удельного веса торговли, финансовых операций, информатики.</text:p>
      <text:p text:style-name="Text_20_body">Следует различать такие категории, как "экономический рост" и "экономическое развитие". <text:span text:style-name="T1">Экономическое развитие</text:span> предполагает структурную перестройку экономики в соответствии с потребностями технологического и социального прогресса. Экономическое развитие включает не только рост, но и спад экономики и, таким образом, является более широким понятием.</text:p>
      <text:p text:style-name="Text_20_body">В экономической теории по-разному понимаются формы проявления экономического роста.</text:p>
      <text:p text:style-name="Text_20_body">Так, П. Самуэльсон под экономическим ростом имеет в виду развитие национальной экономики за определенный отрезок времени, которое измеряется <text:soft-page-break/>либо темпами роста реального объема ВВП, национального дохода, либо темпами увеличения этих показателей в расчете на душу населения.</text:p>
      <text:p text:style-name="Text_20_body">С. Кузнец, получивший в 1971 г. Нобелевскую премию за исследования в области экономического роста, в своей книге "Современный экономический рост: темпы, структура и распределение", определяет данное понятие как "экономическое развитие, при котором долгосрочные темпы роста производства устойчиво превышают темпы роста населения".</text:p>
      <text:p text:style-name="Text_20_body">А. И. Анчишкин связывает рост экономики с "увеличением производственных ресурсов, расширением масштабов производства, ростом выпуска продукции и ее потоков, идущих как на текущее непроизводственное потребление, так и на пополнение производственных и непроизводственных ресурсов".</text:p>
      <text:p text:style-name="Text_20_body">В докладах Римскому клубу (Д. Медоуз и др. "Пределы роста" (1972), Э. Пестель "За пределами роста" (1987)) обосновывалась невозможность долгосрочного устойчивого развития на основе простого количественного роста и провозглашалась задача перехода к качественно иному типу развития, основанному на качественном росте экономики. Качество результатов труда стало рассматриваться как доминирующая составляющая культуры общества.</text:p>
      <text:p text:style-name="Text_20_body">Анализ качественных аспектов экономического роста был проведен Э. Денисоном. Качественные факторы роста получили отражение в моделях "новой теории роста" Р. Лукаса, Г. Мэнкью, П. Ромера и Д. Уэйла, а также в посткейнсианских моделях роста Н. Калдора и Дж. Робинсон. В концепцию качества экономического роста вошла и проблема сохранения человека и окружающей его среды.</text:p>
      <text:p text:style-name="Text_20_body">Экономический рост является одной из важнейших макроэкономических целей. Он обеспечивает повышение уровня жизни населения и экономической безопасности страны. Для оценки уровня социально-экономического развития страны используют такие категории, как эффективность экономического роста и качество экономического роста.</text:p>
      <text:p text:style-name="Text_20_body"><text:span text:style-name="T1">Эффективность экономического роста –</text:span> многогранное понятие, охватывающее различные направления экономической деятельности:</text:p>
      <text:list xml:id="list1205147410" text:style-name="L1">
        <text:list-item>
          <text:p text:style-name="P7">• улучшение качества товаров и услуг; </text:p>
        </text:list-item>
        <text:list-item>
          <text:p text:style-name="P7">• повышение их конкурентоспособности; </text:p>
        </text:list-item>
        <text:list-item>
          <text:p text:style-name="P7">• создание новых видов продукции; </text:p>
        </text:list-item>
        <text:list-item>
          <text:p text:style-name="P7">• углубление специализации и кооперирования производства; </text:p>
        </text:list-item>
        <text:list-item>
          <text:p text:style-name="P4"><text:soft-page-break/>• освоение новых технологий и т.д. </text:p>
        </text:list-item>
      </text:list>
      <text:p text:style-name="Text_20_body"><text:span text:style-name="T1">Качество экономического роста</text:span> характеризует социальную направленность развития страны. Качество экономического роста определяется посредством следующих показателей:</text:p>
      <text:list xml:id="list2968353886" text:style-name="L2">
        <text:list-item>
          <text:p text:style-name="P8">• улучшение материального благосостояния населения; </text:p>
        </text:list-item>
        <text:list-item>
          <text:p text:style-name="P8">• рост свободного времени; </text:p>
        </text:list-item>
        <text:list-item>
          <text:p text:style-name="P8">• повышение уровня развития отраслей социальной инфраструктуры; </text:p>
        </text:list-item>
        <text:list-item>
          <text:p text:style-name="P8">• усиление инвестиций в человеческий капитал; </text:p>
        </text:list-item>
        <text:list-item>
          <text:p text:style-name="P8">• рост безопасности условий труда и жизни людей; </text:p>
        </text:list-item>
        <text:list-item>
          <text:p text:style-name="P8">• усиление социальной защиты населения; </text:p>
        </text:list-item>
        <text:list-item>
          <text:p text:style-name="P5">• поддержание полной занятости и др. </text:p>
        </text:list-item>
      </text:list>
      <text:p text:style-name="Text_20_body">Между темпами и повышением качества экономического роста существует определенная взаимосвязь. При этом в ряде случаев высокие темпы экономического роста не сопровождаются соответствующим ростом качества. И наоборот, невысокие темпы экономического роста могут способствовать повышению качества жизни. Поэтому многие экономисты считают, что в настоящее время эффективнее иметь в стране невысокие (2–3% в год), но устойчивые темпы экономического роста.</text:p>
      <text:p text:style-name="Text_20_body">Идеальной формой экономического роста в условиях современной рыночной экономики считается равновесный экономический рост. Под ним понимается такое развитие национальной экономики в долгосрочном периоде, при котором объемы совокупного спроса и совокупного предложения, увеличивающиеся за определенный отрезок времени, постоянно равны между собой. В результате равномерного роста совокупного спроса и совокупного предложения удается обеспечить постоянный уровень цен.</text:p>
      <text:p text:style-name="Text_20_body">Экономический рост осуществляется под воздействием ряда факторов. В зависимости от способа воздействия на экономический рост выделяют прямые и косвенные факторы.</text:p>
      <text:p text:style-name="Text_20_body">К <text:span text:style-name="T1">пряным</text:span> относятся факторы, которые непосредственно определяют физическую способность к экономическому росту (увеличение численности и повышение качества трудовых ресурсов; рост и изменение структуры основного капитала; улучшение технологии и организации производства; увеличение количества и качества вовлекаемых в хозяйственный оборот природных ресурсов).</text:p>
      <text:p text:style-name="Text_20_body"><text:span text:style-name="T1">Косвенные факторы</text:span> оказывают влияние на реализацию потенциала, заложенного <text:soft-page-break/>в прямых факторах (наличие конкурентной среды; уменьшение цен на производственные ресурсы; снижение налогов; улучшение условий получения кредита и др.).</text:p>
      <text:p text:style-name="Text_20_body">Факторы экономического роста могут быть также подразделены на <text:span text:style-name="T1">внешние и внутренние.</text:span> Например, капитал может быть представлен иностранным (поступающим в страну извне) и национальным, т.е. мобилизуемым внутри страны.</text:p>
      <text:p text:style-name="Text_20_body">Существует множество классификаций факторов экономического роста (экстенсивные и интенсивные; структурные; организационные; экономические; социальные; объективные и субъективные; материальные и нематериальные и др.). Однако наиболее часто факторы экономического роста подразделяются на следующие группы:</text:p>
      <text:list xml:id="list2565123899" text:style-name="L3">
        <text:list-item>
          <text:p text:style-name="P9">• <text:span text:style-name="T1">предложение</text:span> (наличие природных и трудовых ресурсов, наличие основного капитала, уровень технологий и т.д.); </text:p>
        </text:list-item>
        <text:list-item>
          <text:p text:style-name="P9">• <text:span text:style-name="T1">спрос</text:span> (уровень цен; потребительские расходы; инвестиционные расходы; государственные расходы; чистый объем экспорта и др.); </text:p>
        </text:list-item>
        <text:list-item>
          <text:p text:style-name="P6">• <text:span text:style-name="T1">распределение</text:span> (рациональность и полнота вовлечения ресурсов в хозяйственный оборот; эффективность утилизации вовлекаемых в экономический оборот ресурсов). </text:p>
        </text:list-item>
      </text:list>
      <text:p text:style-name="Text_20_body">Факторы экономического роста взаимосвязаны между собой. Например, труд будет более производителен, если работник использует современное оборудование и материалы под руководством высококвалифицированного менеджера. Поэтому точно определить долю того или иного фактора экономического роста достаточно сложно. Более того, все факторы экономического роста являются комплексными, состоят из ряда более мелких элементов, вследствие чего их можно перегруппировывать.</text:p>
      <text:p text:style-name="Text_20_body">В зависимости от конкретных условий взаимодействия факторов различают экстенсивный и интенсивный типы экономического роста.</text:p>
      <text:p text:style-name="Text_20_body"><text:span text:style-name="T1">Экстенсивный</text:span> экономический рост обеспечивает увеличение валового продукта за счет количественного увеличения факторов производства (вовлечение в производство дополнительных природных, трудовых, инвестиционных ресурсов) без изменения технической базы производства и производительности труда в обществе. При этом типе экономического роста повышается стоимость ресурсов (рабочей силы в результате роста потребностей, природных – вследствие их <text:soft-page-break/>истощения).</text:p>
      <text:p text:style-name="Text_20_body"><text:span text:style-name="T1">Интенсивный</text:span> экономический рост основан на повышении производительности труда, совершенствовании технологии производства, росте качества факторов производства.</text:p>
      <text:p text:style-name="Text_20_body">Таким образом, интенсивный тип экономического роста осуществляется не за счет увеличения объемов затрат ресурсов, а за счет роста их отдачи. Об интенсивном типе экономического роста свидетельствует снижение ряда показателей: материалоемкости, фондоемкости, трудоемкости, энергоемкости и транспортных затрат на единицу конечной продукции. С развитием и освоением достижений ПТП интенсивные факторы роста становятся преобладающими. Однако в реальной жизни экстенсивный и интенсивный типы экономического роста в чистом виде не существуют. Поэтому лучше говорить о преимущественно экстенсивном или преимущественно интенсивном типе экономического роста.</text:p>
      <text:p text:style-name="Text_20_body">Одной из важнейших проблем экономического роста является нахождение оптимального соотношения между потреблением и накоплением. Рост сбережений означает переключение средств с приобретения предметов потребления на инвестиционные блага. Равенство сбережений и инвестиций – одно из непременных условий устойчивого экономического роста. Если сбережения превышают инвестиции, то образуются излишние запасы, не полностью используется оборудование, увеличивается безработица. Если же инвестиционный спрос опережает размеры сбережений, то это ведет к "перегреву" экономики, подстегивает инвестиционный рост цен.</text:p>
      <text:p text:style-name="Text_20_body">В динамике экономического роста соотношение между сбережениями и инвестициями принимает несколько более сложную форму. Сбережения, отложенные сегодня, будут трансформированы в инвестиции, которые будут осуществлены завтра. Поэтому нынешние сбережения должны соответствовать завтрашним инвестициям.</text:p>
      <text:p text:style-name="Text_20_body">В экономической теории различают два типа моделей экономического роста: неоклассические и неокейнсианские.</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Times New Roman" svg:font-family="'Times New Roman'" style:font-family-generic="roman"/>
    <style:font-face style:name="Droid Sans Devanagari1" svg:font-family="'Droid Sans Devanagari'" style:font-family-generic="swiss"/>
    <style:font-face style:name="Courier New" svg:font-family="'Courier New'" style:font-adornments="Обычный"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637cm"/>
        </style:list-level-properties>
      </text:list-level-style-number>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0T06:51:19.842931352</dc:date>
    <meta:editing-duration>PT9M25S</meta:editing-duration>
    <meta:editing-cycles>4</meta:editing-cycles>
    <meta:generator>LibreOffice/6.3.5.2$Linux_X86_64 LibreOffice_project/30$Build-2</meta:generator>
    <meta:document-statistic meta:table-count="0" meta:image-count="0" meta:object-count="0" meta:page-count="5" meta:paragraph-count="46" meta:word-count="1222" meta:character-count="10339" meta:non-whitespace-character-count="9159"/>
  </office:meta>
</office:document-meta>
</file>